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7" style:family="table">
      <style:table-properties style:width="6.9583in" fo:margin-left="0.0917in" fo:margin-top="0in" fo:margin-bottom="0in" table:align="left" style:writing-mode="lr-tb"/>
    </style:style>
    <style:style style:name="Tabla17.A" style:family="table-column">
      <style:table-column-properties style:column-width="0.5104in"/>
    </style:style>
    <style:style style:name="Tabla17.B" style:family="table-column">
      <style:table-column-properties style:column-width="2.166in"/>
    </style:style>
    <style:style style:name="Tabla17.C" style:family="table-column">
      <style:table-column-properties style:column-width="0.6153in"/>
    </style:style>
    <style:style style:name="Tabla17.D" style:family="table-column">
      <style:table-column-properties style:column-width="0.6042in"/>
    </style:style>
    <style:style style:name="Tabla17.E" style:family="table-column">
      <style:table-column-properties style:column-width="0.6243in"/>
    </style:style>
    <style:style style:name="Tabla17.F" style:family="table-column">
      <style:table-column-properties style:column-width="2.4382in"/>
    </style:style>
    <style:style style:name="Tabla17.1" style:family="table-row">
      <style:table-row-properties style:min-row-height="0.2639in" fo:keep-together="auto"/>
    </style:style>
    <style:style style:name="Tabla17.A1" style:family="table-cell">
      <style:table-cell-properties style:vertical-align="middle" fo:padding-left="0.075in" fo:padding-right="0.075in" fo:padding-top="0in" fo:padding-bottom="0in" fo:border-left="1pt solid #ffffff" fo:border-right="1pt solid #ffffff" fo:border-top="1pt solid #ffffff" fo:border-bottom="1pt solid #000000"/>
    </style:style>
    <style:style style:name="Tabla17.B1" style:family="table-cell">
      <style:table-cell-properties style:vertical-align="middle" fo:padding-left="0.075in" fo:padding-right="0.075in" fo:padding-top="0in" fo:padding-bottom="0in" fo:border-left="1pt solid #ffffff" fo:border-right="1pt solid #000000" fo:border-top="1pt solid #ffffff" fo:border-bottom="1pt solid #000000"/>
    </style:style>
    <style:style style:name="Tabla17.C1" style:family="table-cell">
      <style:table-cell-properties style:vertical-align="middle" fo:background-color="#cccccc" fo:padding-left="0.075in" fo:padding-right="0.075in" fo:padding-top="0in" fo:padding-bottom="0in" fo:border="1pt solid #000000">
        <style:background-image/>
      </style:table-cell-properties>
    </style:style>
    <style:style style:name="Tabla17.F1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F2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3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3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3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3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3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3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4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4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4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4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4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4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5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5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5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5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5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5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6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6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6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6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6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6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7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7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7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7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7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7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8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8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8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8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8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8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9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9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9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9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9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9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10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10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10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10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10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10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11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11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11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11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11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11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Tabla17.A12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B12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C12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D12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E12" style:family="table-cell">
      <style:table-cell-properties style:vertical-align="middle" fo:padding-left="0.075in" fo:padding-right="0.075in" fo:padding-top="0in" fo:padding-bottom="0in" fo:border="1pt solid #000000"/>
    </style:style>
    <style:style style:name="Tabla17.F12" style:family="table-cell">
      <style:table-cell-properties style:vertical-align="middle" fo:padding-left="0.075in" fo:padding-right="0.075in" fo:padding-top="0in" fo:padding-bottom="0in" fo:border-left="1pt solid #000000" fo:border-right="1pt solid #ffffff" fo:border-top="1pt solid #ffffff" fo:border-bottom="1pt solid #ffffff"/>
    </style:style>
    <style:style style:name="expresions" style:family="table">
      <style:table-properties style:width="5.9083in" fo:margin-left="0in" table:align="left" fo:background-color="transparent" style:writing-mode="lr-tb">
        <style:background-image/>
      </style:table-properties>
    </style:style>
    <style:style style:name="expresions.A" style:family="table-column">
      <style:table-column-properties style:column-width="3.7in"/>
    </style:style>
    <style:style style:name="expresions.B" style:family="table-column">
      <style:table-column-properties style:column-width="2.2083in"/>
    </style:style>
    <style:style style:name="expresions.1" style:family="table-row">
      <style:table-row-properties fo:background-color="transparent">
        <style:background-image/>
      </style:table-row-properties>
    </style:style>
    <style:style style:name="expresions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expresions.B1" style:family="table-cell">
      <style:table-cell-properties fo:padding="0.0194in" fo:border="0.05pt solid #000000" style:writing-mode="page"/>
    </style:style>
    <style:style style:name="expresions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expresions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5" style:family="paragraph" style:parent-style-name="Footer">
      <style:text-properties style:rfc-language-tag="es-ES-u-co-trad" fo:language="es" fo:country="ES"/>
    </style:style>
    <style:style style:name="P6" style:family="paragraph" style:parent-style-name="Footer">
      <style:paragraph-properties fo:text-align="end" style:justify-single-word="false" style:snap-to-layout-grid="fals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" style:family="paragraph" style:parent-style-name="normal">
      <loext:graphic-properties draw:fill="none" draw:fill-color="#ffffff"/>
      <style:paragraph-properties fo:margin-left="0.255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" style:family="paragraph" style:parent-style-name="normal">
      <loext:graphic-properties draw:fill="none" draw:fill-color="#ffffff"/>
      <style:paragraph-properties fo:margin-left="0.2543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0" style:family="paragraph" style:parent-style-name="normal">
      <loext:graphic-properties draw:fill="none" draw:fill-color="#ffffff"/>
      <style:paragraph-properties fo:margin-left="0.2661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" style:family="paragraph" style:parent-style-name="normal">
      <loext:graphic-properties draw:fill="none" draw:fill-color="#ffffff"/>
      <style:paragraph-properties fo:margin-left="0.2638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" style:family="paragraph" style:parent-style-name="normal">
      <loext:graphic-properties draw:fill="none" draw:fill-color="#ffffff"/>
      <style:paragraph-properties fo:margin-left="0.2591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3" style:family="paragraph" style:parent-style-name="normal">
      <loext:graphic-properties draw:fill="none" draw:fill-color="#ffffff"/>
      <style:paragraph-properties fo:margin-left="0.2673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5" style:family="paragraph" style:parent-style-name="normal">
      <loext:graphic-properties draw:fill="none" draw:fill-color="#ffffff"/>
      <style:paragraph-properties fo:margin-left="0.2425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6" style:family="paragraph" style:parent-style-name="normal">
      <loext:graphic-properties draw:fill="none" draw:fill-color="#ffffff"/>
      <style:paragraph-properties fo:margin-left="0.153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7" style:family="paragraph" style:parent-style-name="normal">
      <loext:graphic-properties draw:fill="none" draw:fill-color="#ffffff"/>
      <style:paragraph-properties fo:margin-left="0.1535in" fo:margin-right="0in" fo:margin-top="0.0366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19" style:family="paragraph" style:parent-style-name="normal">
      <loext:graphic-properties draw:fill="none" draw:fill-color="#ffffff"/>
      <style:paragraph-properties fo:margin-left="0.2591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20" style:family="paragraph" style:parent-style-name="normal">
      <loext:graphic-properties draw:fill="none" draw:fill-color="#ffffff"/>
      <style:paragraph-properties fo:margin-left="0.2591in" fo:margin-right="0in" fo:margin-top="0.0366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21" style:family="paragraph" style:parent-style-name="normal">
      <loext:graphic-properties draw:fill="none" draw:fill-color="#ffffff"/>
      <style:paragraph-properties fo:margin-left="0.2673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.2638in" fo:margin-right="0in" fo:margin-top="0.0366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23" style:family="paragraph" style:parent-style-name="normal">
      <loext:graphic-properties draw:fill="none" draw:fill-color="#ffffff"/>
      <style:paragraph-properties fo:margin-left="0.2638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2b3740" officeooo:paragraph-rsid="002b3740" fo:background-color="transparent" style:font-size-asian="12pt" style:font-style-asian="normal" style:font-size-complex="12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.005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5" style:family="paragraph" style:parent-style-name="normal">
      <style:paragraph-properties>
        <style:tab-stops>
          <style:tab-stop style:position="0.326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26" style:family="paragraph" style:parent-style-name="Standard">
      <loext:graphic-properties draw:fill="none" draw:fill-color="#ffffff"/>
      <style:paragraph-properties fo:margin-left="0.0366in" fo:margin-right="0.3256in" fo:margin-top="0.0374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7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8" style:family="paragraph" style:parent-style-name="Standard">
      <loext:graphic-properties draw:fill="none" draw:fill-color="#ffffff"/>
      <style:paragraph-properties fo:margin-left="0.0366in" fo:margin-right="0.3256in" fo:margin-top="0.0374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9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b4c84" officeooo:paragraph-rsid="002b4c84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30" style:family="paragraph" style:parent-style-name="normal">
      <loext:graphic-properties draw:fill="none" draw:fill-color="#ffffff"/>
      <style:paragraph-properties fo:margin-left="0.0366in" fo:margin-right="0in" fo:margin-top="0.0374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1" style:family="paragraph" style:parent-style-name="normal">
      <loext:graphic-properties draw:fill="none" draw:fill-color="#ffffff"/>
      <style:paragraph-properties fo:margin-left="0.039in" fo:margin-right="0in" fo:margin-top="0.0374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2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.0362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>
        <style:tab-stops>
          <style:tab-stop style:position="0.326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5" style:family="paragraph" style:parent-style-name="normal">
      <loext:graphic-properties draw:fill="none" draw:fill-color="#ffffff"/>
      <style:paragraph-properties fo:margin-left="0.03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6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7" style:family="paragraph" style:parent-style-name="normal">
      <loext:graphic-properties draw:fill="none" draw:fill-color="#ffffff"/>
      <style:paragraph-properties fo:margin-left="0.0366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b3740" officeooo:paragraph-rsid="002b3740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8" style:family="paragraph" style:parent-style-name="normal">
      <loext:graphic-properties draw:fill="none" draw:fill-color="#ffffff"/>
      <style:paragraph-properties fo:margin-left="0.039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b3740" officeooo:paragraph-rsid="002b3740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9" style:family="paragraph" style:parent-style-name="normal">
      <loext:graphic-properties draw:fill="none" draw:fill-color="#ffffff"/>
      <style:paragraph-properties fo:margin-left="0.0366in" fo:margin-right="0in" fo:margin-top="0.0374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c807b" officeooo:paragraph-rsid="002c807b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40" style:family="paragraph" style:parent-style-name="normal">
      <loext:graphic-properties draw:fill="none" draw:fill-color="#ffffff"/>
      <style:paragraph-properties fo:margin-left="0.196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41" style:family="paragraph" style:parent-style-name="normal">
      <loext:graphic-properties draw:fill="none" draw:fill-color="#ffffff"/>
      <style:paragraph-properties fo:margin-left="0.196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42" style:family="paragraph" style:parent-style-name="normal">
      <loext:graphic-properties draw:fill="none" draw:fill-color="#ffffff"/>
      <style:paragraph-properties fo:margin-left="0.196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4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4" style:family="paragraph" style:parent-style-name="normal">
      <loext:graphic-properties draw:fill="none" draw:fill-color="#ffffff"/>
      <style:paragraph-properties fo:margin-left="0.0035in" fo:margin-right="0in" fo:margin-top="0.0362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5" style:family="paragraph" style:parent-style-name="normal">
      <loext:graphic-properties draw:fill="none" draw:fill-color="#ffffff"/>
      <style:paragraph-properties fo:margin-left="0.0035in" fo:margin-right="0in" fo:margin-top="0.0366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6" style:family="paragraph" style:parent-style-name="normal">
      <loext:graphic-properties draw:fill="none" draw:fill-color="#ffffff"/>
      <style:paragraph-properties fo:margin-left="0.0028in" fo:margin-right="0in" fo:margin-top="0.0366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7" style:family="paragraph" style:parent-style-name="normal">
      <loext:graphic-properties draw:fill="none" draw:fill-color="#ffffff"/>
      <style:paragraph-properties fo:margin-left="0.0028in" fo:margin-right="0in" fo:margin-top="0.0362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8" style:family="paragraph" style:parent-style-name="normal">
      <loext:graphic-properties draw:fill="none" draw:fill-color="#ffffff"/>
      <style:paragraph-properties fo:margin-left="0.002in" fo:margin-right="0in" fo:margin-top="0.0362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4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1b2187" officeooo:paragraph-rsid="001b2187"/>
    </style:style>
    <style:style style:name="P5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1" style:family="paragraph" style:parent-style-name="normal">
      <loext:graphic-properties draw:fill="none" draw:fill-color="#ffffff"/>
      <style:paragraph-properties fo:margin-left="0.2638in" fo:margin-right="0in" fo:margin-top="0.0366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2" style:family="paragraph" style:parent-style-name="normal">
      <loext:graphic-properties draw:fill="none" draw:fill-color="#ffffff"/>
      <style:paragraph-properties fo:margin-left="0.2638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3" style:family="paragraph" style:parent-style-name="normal">
      <loext:graphic-properties draw:fill="none" draw:fill-color="#ffffff"/>
      <style:paragraph-properties fo:margin-left="0.2591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4" style:family="paragraph" style:parent-style-name="normal">
      <loext:graphic-properties draw:fill="none" draw:fill-color="#ffffff"/>
      <style:paragraph-properties fo:margin-left="0.2591in" fo:margin-right="0in" fo:margin-top="0.0366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5" style:family="paragraph" style:parent-style-name="normal">
      <loext:graphic-properties draw:fill="none" draw:fill-color="#ffffff"/>
      <style:paragraph-properties fo:margin-left="0.2673in" fo:margin-right="0in" fo:margin-top="0.0362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6" style:family="paragraph" style:parent-style-name="normal">
      <loext:graphic-properties draw:fill="none" draw:fill-color="#ffffff"/>
      <style:paragraph-properties fo:margin-left="0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>
        <style:tab-stops>
          <style:tab-stop style:position="0.3264in"/>
        </style:tab-stops>
      </style:paragraph-properties>
      <style:text-properties officeooo:paragraph-rsid="000d799c"/>
    </style:style>
    <style:style style:name="P57" style:family="paragraph" style:parent-style-name="normal">
      <loext:graphic-properties draw:fill="none" draw:fill-color="#ffffff"/>
      <style:paragraph-properties fo:margin-left="0.153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799c"/>
    </style:style>
    <style:style style:name="P58" style:family="paragraph" style:parent-style-name="normal">
      <loext:graphic-properties draw:fill="none" draw:fill-color="#ffffff"/>
      <style:paragraph-properties fo:margin-left="0.039in" fo:margin-right="0in" fo:margin-top="0.0374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1b2187"/>
    </style:style>
    <style:style style:name="P59" style:family="paragraph" style:parent-style-name="normal">
      <loext:graphic-properties draw:fill="none" draw:fill-color="#ffffff"/>
      <style:paragraph-properties fo:margin-left="0.039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1b2187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.0016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ize="10.5pt" officeooo:paragraph-rsid="000d799c" style:font-size-asian="10.5pt" style:font-size-complex="10.5pt"/>
    </style:style>
    <style:style style:name="P61" style:family="paragraph" style:parent-style-name="normal">
      <loext:graphic-properties draw:fill="none" draw:fill-color="#ffffff"/>
      <style:paragraph-properties fo:margin-left="0in" fo:margin-right="0in" fo:margin-top="0.0028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size="10.5pt" officeooo:paragraph-rsid="000d799c" style:font-size-asian="10.5pt" style:font-size-complex="10.5pt"/>
    </style:style>
    <style:style style:name="P62" style:family="paragraph" style:parent-style-name="normal">
      <style:paragraph-properties fo:margin-top="0in" fo:margin-bottom="0in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63" style:family="paragraph" style:parent-style-name="normal">
      <loext:graphic-properties draw:fill="none" draw:fill-color="#ffffff"/>
      <style:paragraph-properties fo:margin-left="0.002in" fo:margin-right="0in" fo:margin-top="0.0362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officeooo:paragraph-rsid="000d799c" style:font-weight-asian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65" style:family="paragraph" style:parent-style-name="normal">
      <loext:graphic-properties draw:fill="none" draw:fill-color="#ffffff"/>
      <style:paragraph-properties fo:margin-left="0.1965in" fo:margin-right="0in" fo:margin-top="0.0362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style="italic" officeooo:paragraph-rsid="000d799c" style:font-style-asian="italic"/>
    </style:style>
    <style:style style:name="P66" style:family="paragraph" style:parent-style-name="normal">
      <style:paragraph-properties>
        <style:tab-stops>
          <style:tab-stop style:position="0.3264in"/>
        </style:tab-stops>
      </style:paragraph-properties>
      <style:text-properties officeooo:paragraph-rsid="000d799c"/>
    </style:style>
    <style:style style:name="P67" style:family="paragraph" style:parent-style-name="normal">
      <style:paragraph-properties>
        <style:tab-stops>
          <style:tab-stop style:position="0.3264in"/>
        </style:tab-stops>
      </style:paragraph-properties>
      <style:text-properties officeooo:paragraph-rsid="001b2187"/>
    </style:style>
    <style:style style:name="P68" style:family="paragraph" style:parent-style-name="Table_20_Contents">
      <style:paragraph-properties fo:text-align="start" style:justify-single-word="false"/>
      <style:text-properties officeooo:rsid="002b3740" officeooo:paragraph-rsid="002b3740"/>
    </style:style>
    <style:style style:name="P69" style:family="paragraph" style:parent-style-name="Standard" style:master-page-name="Standard">
      <style:paragraph-properties style:page-number="auto"/>
    </style:style>
    <style:style style:name="P70" style:family="paragraph" style:parent-style-name="Heading_20_7">
      <style:paragraph-properties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0d799c"/>
    </style:style>
    <style:style style:name="P71" style:family="paragraph" style:parent-style-name="normal" style:list-style-name="WWNum1">
      <style:paragraph-properties fo:margin-left="0.689in" fo:margin-right="0in" fo:margin-top="0.0362in" fo:margin-bottom="0in" style:contextual-spacing="false" fo:line-height="100%" fo:text-indent="-0.3929in" style:auto-text-indent="false">
        <style:tab-stops>
          <style:tab-stop style:position="0.3264in"/>
        </style:tab-stops>
      </style:paragraph-properties>
      <style:text-properties officeooo:paragraph-rsid="000d799c"/>
    </style:style>
    <style:style style:name="P72" style:family="paragraph" style:parent-style-name="normal" style:list-style-name="WWNum1">
      <style:paragraph-properties fo:margin-left="0.689in" fo:margin-right="0in" fo:margin-top="0in" fo:margin-bottom="0in" style:contextual-spacing="false" fo:line-height="100%" fo:text-indent="-0.3929in" style:auto-text-indent="false">
        <style:tab-stops>
          <style:tab-stop style:position="0.3264in"/>
        </style:tab-stops>
      </style:paragraph-properties>
      <style:text-properties officeooo:paragraph-rsid="000d799c"/>
    </style:style>
    <style:style style:name="P73" style:family="paragraph" style:parent-style-name="normal" style:list-style-name="WWNum1">
      <style:paragraph-properties fo:margin-left="0.689in" fo:margin-right="0in" fo:margin-top="0in" fo:margin-bottom="0in" style:contextual-spacing="false" fo:line-height="100%" fo:text-indent="-0.3929in" style:auto-text-indent="false">
        <style:tab-stops>
          <style:tab-stop style:position="0.3264in"/>
        </style:tab-stops>
      </style:paragraph-properties>
      <style:text-properties officeooo:paragraph-rsid="002b3740"/>
    </style:style>
    <style:style style:name="P74" style:family="paragraph" style:parent-style-name="normal" style:list-style-name="WWNum1">
      <style:paragraph-properties fo:margin-left="0.689in" fo:margin-right="0in" fo:margin-top="0.0362in" fo:margin-bottom="0in" style:contextual-spacing="false" fo:line-height="100%" fo:text-indent="-0.3929in" style:auto-text-indent="false">
        <style:tab-stops>
          <style:tab-stop style:position="0.3264in"/>
        </style:tab-stops>
      </style:paragraph-properties>
      <style:text-properties officeooo:paragraph-rsid="002b3740"/>
    </style:style>
    <style:style style:name="P75" style:family="paragraph" style:parent-style-name="normal" style:list-style-name="WWNum1">
      <loext:graphic-properties draw:fill="none" draw:fill-color="#ffffff"/>
      <style:paragraph-properties fo:margin-left="0.689in" fo:margin-right="0in" fo:margin-top="0.0362in" fo:margin-bottom="0in" style:contextual-spacing="false" fo:line-height="100%" fo:text-align="start" style:justify-single-word="false" fo:orphans="0" fo:widows="0" fo:text-indent="-0.3929in" style:auto-text-indent="false" fo:background-color="transparent" fo:padding="0in" fo:border="none" style:shadow="none">
        <style:tab-stops>
          <style:tab-stop style:position="0.3264in"/>
        </style:tab-stops>
      </style:paragraph-properties>
      <style:text-properties fo:font-size="10.5pt" officeooo:paragraph-rsid="000d799c" style:font-size-asian="10.5pt" style:font-size-complex="10.5pt"/>
    </style:style>
    <style:style style:name="P76" style:family="paragraph" style:parent-style-name="normal">
      <style:paragraph-properties>
        <style:tab-stops>
          <style:tab-stop style:position="0.3264in"/>
        </style:tab-stops>
      </style:paragraph-properties>
      <style:text-properties fo:font-weight="bold" officeooo:rsid="00323a37" officeooo:paragraph-rsid="00323a37" style:font-weight-asian="bold" style:font-weight-complex="bold"/>
    </style:style>
    <style:style style:name="P77" style:family="paragraph" style:parent-style-name="normal">
      <style:paragraph-properties>
        <style:tab-stops>
          <style:tab-stop style:position="0.3264in"/>
        </style:tab-stops>
      </style:paragraph-properties>
      <style:text-properties officeooo:paragraph-rsid="000d799c"/>
    </style:style>
    <style:style style:name="P78" style:family="paragraph" style:parent-style-name="normal">
      <style:paragraph-properties>
        <style:tab-stops>
          <style:tab-stop style:position="0.3264in"/>
        </style:tab-stops>
      </style:paragraph-properties>
      <style:text-properties officeooo:paragraph-rsid="00323a37"/>
    </style:style>
    <style:style style:name="P79" style:family="paragraph" style:parent-style-name="normal">
      <style:paragraph-properties>
        <style:tab-stops>
          <style:tab-stop style:position="0.3264in"/>
        </style:tab-stops>
      </style:paragraph-properties>
      <style:text-properties officeooo:paragraph-rsid="003475bb"/>
    </style:style>
    <style:style style:name="P80" style:family="paragraph" style:parent-style-name="normal">
      <style:paragraph-properties>
        <style:tab-stops>
          <style:tab-stop style:position="0.3264in"/>
        </style:tab-stops>
      </style:paragraph-properties>
      <style:text-properties officeooo:rsid="003475bb" officeooo:paragraph-rsid="003475bb"/>
    </style:style>
    <style:style style:name="P81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officeooo:rsid="000d799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officeooo:rsid="001b2187"/>
    </style:style>
    <style:style style:name="T12" style:family="text">
      <style:text-properties officeooo:rsid="001bbb14"/>
    </style:style>
    <style:style style:name="T13" style:family="text">
      <style:text-properties officeooo:rsid="002a437f"/>
    </style:style>
    <style:style style:name="T14" style:family="text">
      <style:text-properties officeooo:rsid="002a7b4d"/>
    </style:style>
    <style:style style:name="T15" style:family="text">
      <style:text-properties officeooo:rsid="002b3740"/>
    </style:style>
    <style:style style:name="T16" style:family="text">
      <style:text-properties officeooo:rsid="002df17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a37" style:font-weight-asian="normal" style:font-weight-complex="normal"/>
    </style:style>
    <style:style style:name="T19" style:family="text">
      <style:text-properties fo:font-weight="normal" officeooo:rsid="003283f9" style:font-weight-asian="normal" style:font-weight-complex="normal"/>
    </style:style>
    <style:style style:name="T20" style:family="text">
      <style:text-properties fo:font-weight="normal" officeooo:rsid="003475bb" style:font-weight-asian="normal" style:font-weight-complex="normal"/>
    </style:style>
    <style:style style:name="T21" style:family="text">
      <style:text-properties fo:font-weight="normal" officeooo:rsid="0037381c" style:font-weight-asian="normal" style:font-weight-complex="normal"/>
    </style:style>
    <style:style style:name="T22" style:family="text">
      <style:text-properties fo:font-weight="bold" officeooo:rsid="00323a37" style:font-weight-asian="bold" style:font-weight-complex="bold"/>
    </style:style>
    <style:style style:name="T23" style:family="text">
      <style:text-properties fo:font-weight="bold" officeooo:rsid="003283f9" style:font-weight-asian="bold" style:font-weight-complex="bold"/>
    </style:style>
    <style:style style:name="T24" style:family="text">
      <style:text-properties fo:font-weight="bold" officeooo:rsid="003475bb" style:font-weight-asian="bold" style:font-weight-complex="bold"/>
    </style:style>
    <style:style style:name="T25" style:family="text">
      <style:text-properties fo:font-weight="bold" officeooo:rsid="0037381c" style:font-weight-asian="bold" style:font-weight-complex="bold"/>
    </style:style>
    <style:style style:name="gr1" style:family="graphic">
      <style:graphic-properties draw:stroke="solid" svg:stroke-width="0.0102in" svg:stroke-color="#666633" draw:stroke-linejoin="round" svg:stroke-linecap="butt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h text:style-name="P70" text:outline-level="7"><text:span text:style-name="T5">EXERCICIS D</text:span><text:span text:style-name="T6">E DADES, OPERADORS I EXPRESSIONS</text:span></text:h>
      <text:p text:style-name="P4"/>
      <text:p text:style-name="P67">1. <text:span text:style-name="T11">Completa la següent taula amb els resultats de les instruccions indicades a cada fila, tenint en compte que els valors inicials de les variables A, B i C són, 4, 2 i 3 </text:span><text:span text:style-name="T13">respectivament</text:span><text:span text:style-name="T11">.</text:span></text:p>
      <text:p text:style-name="P2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P7"/>
          </table:table-cell>
          <table:table-cell table:style-name="Tabla17.B1" office:value-type="string">
            <text:p text:style-name="P43"><text:s/></text:p>
          </table:table-cell>
          <table:table-cell table:style-name="Tabla17.C1" office:value-type="string">
            <text:p text:style-name="P8">A</text:p>
          </table:table-cell>
          <table:table-cell table:style-name="Tabla17.C1" office:value-type="string">
            <text:p text:style-name="P9">B</text:p>
          </table:table-cell>
          <table:table-cell table:style-name="Tabla17.C1" office:value-type="string">
            <text:p text:style-name="P10">C</text:p>
          </table:table-cell>
          <table:table-cell table:style-name="Tabla17.F1" office:value-type="string">
            <text:p text:style-name="P40"/>
          </table:table-cell>
        </table:table-row>
        <table:table-row table:style-name="Tabla17.1">
          <table:table-cell table:style-name="Tabla17.C1" office:value-type="string">
            <text:p text:style-name="P7"/>
          </table:table-cell>
          <table:table-cell table:style-name="Tabla17.C1" office:value-type="string">
            <text:p text:style-name="P62"><text:s text:c="4"/>Instrucción</text:p>
          </table:table-cell>
          <table:table-cell table:style-name="Tabla17.C1" office:value-type="string">
            <text:p text:style-name="P11">4</text:p>
          </table:table-cell>
          <table:table-cell table:style-name="Tabla17.C1" office:value-type="string">
            <text:p text:style-name="P12">2</text:p>
          </table:table-cell>
          <table:table-cell table:style-name="Tabla17.C1" office:value-type="string">
            <text:p text:style-name="P13">3</text:p>
          </table:table-cell>
          <table:table-cell table:style-name="Tabla17.F2" office:value-type="string">
            <text:p text:style-name="P40"/>
          </table:table-cell>
        </table:table-row>
        <table:table-row table:style-name="Tabla17.1">
          <table:table-cell table:style-name="Tabla17.A3" office:value-type="string">
            <text:p text:style-name="P44">1</text:p>
          </table:table-cell>
          <table:table-cell table:style-name="Tabla17.B3" office:value-type="string">
            <text:p text:style-name="P16">A = B</text:p>
          </table:table-cell>
          <table:table-cell table:style-name="Tabla17.C3" office:value-type="string">
            <text:p text:style-name="P49">2</text:p>
          </table:table-cell>
          <table:table-cell table:style-name="Tabla17.D3" office:value-type="string">
            <text:p text:style-name="P53">2</text:p>
          </table:table-cell>
          <table:table-cell table:style-name="Tabla17.E3" office:value-type="string">
            <text:p text:style-name="P55">3</text:p>
          </table:table-cell>
          <table:table-cell table:style-name="Tabla17.F3" table:number-rows-spanned="3" office:value-type="string">
            <text:p text:style-name="P65"/>
          </table:table-cell>
        </table:table-row>
        <table:table-row table:style-name="Tabla17.1">
          <table:table-cell table:style-name="Tabla17.A4" office:value-type="string">
            <text:p text:style-name="P46">2</text:p>
          </table:table-cell>
          <table:table-cell table:style-name="Tabla17.B4" office:value-type="string">
            <text:p text:style-name="P17">C = A</text:p>
          </table:table-cell>
          <table:table-cell table:style-name="Tabla17.C4" office:value-type="string">
            <text:p text:style-name="P51">2</text:p>
          </table:table-cell>
          <table:table-cell table:style-name="Tabla17.D4" office:value-type="string">
            <text:p text:style-name="P54">2</text:p>
          </table:table-cell>
          <table:table-cell table:style-name="Tabla17.E4" office:value-type="string">
            <text:p text:style-name="P50">2</text:p>
          </table:table-cell>
          <table:covered-table-cell table:style-name="Tabla17.F3"/>
        </table:table-row>
        <table:table-row table:style-name="Tabla17.1">
          <table:table-cell table:style-name="Tabla17.A5" office:value-type="string">
            <text:p text:style-name="P48">3</text:p>
          </table:table-cell>
          <table:table-cell table:style-name="Tabla17.B5" office:value-type="string">
            <text:p text:style-name="P16">B = (A + B + C) / 2</text:p>
          </table:table-cell>
          <table:table-cell table:style-name="Tabla17.C5" office:value-type="string">
            <text:p text:style-name="P52">2</text:p>
          </table:table-cell>
          <table:table-cell table:style-name="Tabla17.D5" office:value-type="string">
            <text:p text:style-name="P50">3</text:p>
          </table:table-cell>
          <table:table-cell table:style-name="Tabla17.E5" office:value-type="string">
            <text:p text:style-name="P55">2</text:p>
          </table:table-cell>
          <table:covered-table-cell table:style-name="Tabla17.F3"/>
        </table:table-row>
        <table:table-row table:style-name="Tabla17.1">
          <table:table-cell table:style-name="Tabla17.A6" office:value-type="string">
            <text:p text:style-name="P47">4</text:p>
          </table:table-cell>
          <table:table-cell table:style-name="Tabla17.B6" office:value-type="string">
            <text:p text:style-name="P16">A = A + C</text:p>
          </table:table-cell>
          <table:table-cell table:style-name="Tabla17.C6" office:value-type="string">
            <text:p text:style-name="P18">4</text:p>
          </table:table-cell>
          <table:table-cell table:style-name="Tabla17.D6" office:value-type="string">
            <text:p text:style-name="P19">3</text:p>
          </table:table-cell>
          <table:table-cell table:style-name="Tabla17.E6" office:value-type="string">
            <text:p text:style-name="P21">2</text:p>
          </table:table-cell>
          <table:table-cell table:style-name="Tabla17.F6" office:value-type="string">
            <text:p text:style-name="P41"/>
          </table:table-cell>
        </table:table-row>
        <table:table-row table:style-name="Tabla17.1">
          <table:table-cell table:style-name="Tabla17.A7" office:value-type="string">
            <text:p text:style-name="P45">5</text:p>
          </table:table-cell>
          <table:table-cell table:style-name="Tabla17.B7" office:value-type="string">
            <text:p text:style-name="P17">C = B - A</text:p>
          </table:table-cell>
          <table:table-cell table:style-name="Tabla17.C7" office:value-type="string">
            <text:p text:style-name="P22">4</text:p>
          </table:table-cell>
          <table:table-cell table:style-name="Tabla17.D7" office:value-type="string">
            <text:p text:style-name="P20">3</text:p>
          </table:table-cell>
          <table:table-cell table:style-name="Tabla17.E7" office:value-type="string">
            <text:p text:style-name="P14">-<text:span text:style-name="T15">1</text:span></text:p>
          </table:table-cell>
          <table:table-cell table:style-name="Tabla17.F7" office:value-type="string">
            <text:p text:style-name="P42"/>
          </table:table-cell>
        </table:table-row>
        <table:table-row table:style-name="Tabla17.1">
          <table:table-cell table:style-name="Tabla17.A8" office:value-type="string">
            <text:p text:style-name="P48">6</text:p>
          </table:table-cell>
          <table:table-cell table:style-name="Tabla17.B8" office:value-type="string">
            <text:p text:style-name="P16">C = C - A</text:p>
          </table:table-cell>
          <table:table-cell table:style-name="Tabla17.C8" office:value-type="string">
            <text:p text:style-name="P23">4</text:p>
          </table:table-cell>
          <table:table-cell table:style-name="Tabla17.D8" office:value-type="string">
            <text:p text:style-name="P19">3</text:p>
          </table:table-cell>
          <table:table-cell table:style-name="Tabla17.E8" office:value-type="string">
            <text:p text:style-name="P18">-5</text:p>
          </table:table-cell>
          <table:table-cell table:style-name="Tabla17.F8" office:value-type="string">
            <text:p text:style-name="P42"/>
          </table:table-cell>
        </table:table-row>
        <table:table-row table:style-name="Tabla17.1">
          <table:table-cell table:style-name="Tabla17.A9" office:value-type="string">
            <text:p text:style-name="P48">7</text:p>
          </table:table-cell>
          <table:table-cell table:style-name="Tabla17.B9" office:value-type="string">
            <text:p text:style-name="P16">A = A * B</text:p>
          </table:table-cell>
          <table:table-cell table:style-name="Tabla17.C9" office:value-type="string">
            <text:p text:style-name="P18">12</text:p>
          </table:table-cell>
          <table:table-cell table:style-name="Tabla17.D9" office:value-type="string">
            <text:p text:style-name="P19">3</text:p>
          </table:table-cell>
          <table:table-cell table:style-name="Tabla17.E9" office:value-type="string">
            <text:p text:style-name="P15">-<text:span text:style-name="T15">5</text:span></text:p>
          </table:table-cell>
          <table:table-cell table:style-name="Tabla17.F9" office:value-type="string">
            <text:p text:style-name="P41"/>
          </table:table-cell>
        </table:table-row>
        <table:table-row table:style-name="Tabla17.1">
          <table:table-cell table:style-name="Tabla17.A10" office:value-type="string">
            <text:p text:style-name="P63">8</text:p>
          </table:table-cell>
          <table:table-cell table:style-name="Tabla17.B10" office:value-type="string">
            <text:p text:style-name="P57">A = A + 3</text:p>
          </table:table-cell>
          <table:table-cell table:style-name="Tabla17.C10" office:value-type="string">
            <text:p text:style-name="P18">15</text:p>
          </table:table-cell>
          <table:table-cell table:style-name="Tabla17.D10" office:value-type="string">
            <text:p text:style-name="P19">3</text:p>
          </table:table-cell>
          <table:table-cell table:style-name="Tabla17.E10" office:value-type="string">
            <text:p text:style-name="P15">-<text:span text:style-name="T15">5</text:span></text:p>
          </table:table-cell>
          <table:table-cell table:style-name="Tabla17.F10" office:value-type="string">
            <text:p text:style-name="P41"/>
          </table:table-cell>
        </table:table-row>
        <table:table-row table:style-name="Tabla17.1">
          <table:table-cell table:style-name="Tabla17.A11" office:value-type="string">
            <text:p text:style-name="P63">9</text:p>
          </table:table-cell>
          <table:table-cell table:style-name="Tabla17.B11" office:value-type="string">
            <text:p text:style-name="P57">A = A % B</text:p>
          </table:table-cell>
          <table:table-cell table:style-name="Tabla17.C11" office:value-type="string">
            <text:p text:style-name="P18">0</text:p>
          </table:table-cell>
          <table:table-cell table:style-name="Tabla17.D11" office:value-type="string">
            <text:p text:style-name="P19">3</text:p>
          </table:table-cell>
          <table:table-cell table:style-name="Tabla17.E11" office:value-type="string">
            <text:p text:style-name="P15">-<text:span text:style-name="T15">5</text:span></text:p>
          </table:table-cell>
          <table:table-cell table:style-name="Tabla17.F11" office:value-type="string">
            <text:p text:style-name="P41"/>
          </table:table-cell>
        </table:table-row>
        <table:table-row table:style-name="Tabla17.1">
          <table:table-cell table:style-name="Tabla17.A12" office:value-type="string">
            <text:p text:style-name="P63">10</text:p>
          </table:table-cell>
          <table:table-cell table:style-name="Tabla17.B12" office:value-type="string">
            <text:p text:style-name="P57">C = C + A</text:p>
          </table:table-cell>
          <table:table-cell table:style-name="Tabla17.C12" office:value-type="string">
            <text:p text:style-name="P18">0</text:p>
          </table:table-cell>
          <table:table-cell table:style-name="Tabla17.D12" office:value-type="string">
            <text:p text:style-name="P19">3</text:p>
          </table:table-cell>
          <table:table-cell table:style-name="Tabla17.E12" office:value-type="string">
            <text:p text:style-name="P15">-<text:span text:style-name="T15">5</text:span></text:p>
          </table:table-cell>
          <table:table-cell table:style-name="Tabla17.F12" office:value-type="string">
            <text:p text:style-name="P41"/>
          </table:table-cell>
        </table:table-row>
      </table:table>
      <text:p text:style-name="P60"/>
      <text:p text:style-name="P60"/>
      <text:p text:style-name="P56"><text:span text:style-name="T8">2. </text:span><text:span text:style-name="T10">Avalua el resultat de</text:span> <text:span text:style-name="T9">l</text:span><text:span text:style-name="T10">e</text:span><text:span text:style-name="T9">s sig</text:span><text:span text:style-name="T10">üents</text:span><text:span text:style-name="T9"> expres</text:span><text:span text:style-name="T10">s</text:span><text:span text:style-name="T9">ions:</text:span></text:p>
      <table:table table:name="expresions" table:style-name="expresions">
        <table:table-column table:style-name="expresions.A"/>
        <table:table-column table:style-name="expresions.B"/>
        <table:table-row table:style-name="expresions.1">
          <table:table-cell table:style-name="expresions.A1" office:value-type="string">
            <text:p text:style-name="P64">Expressió</text:p>
          </table:table-cell>
          <table:table-cell table:style-name="expresions.B1" office:value-type="string">
            <text:p text:style-name="P64">Resultat</text:p>
          </table:table-cell>
        </table:table-row>
        <table:table-row table:style-name="expresions.1">
          <table:table-cell table:style-name="expresions.A2" office:value-type="string">
            <text:p text:style-name="P30">((3 + 2) ^ 2 – 15) / 2 * 5</text:p>
          </table:table-cell>
          <table:table-cell table:style-name="expresions.B2" office:value-type="string">
            <text:p text:style-name="P39">25</text:p>
          </table:table-cell>
        </table:table-row>
        <table:table-row table:style-name="expresions.1">
          <table:table-cell table:style-name="expresions.A2" office:value-type="string">
            <text:p text:style-name="P58"><text:span text:style-name="T9">5 – 2 &gt; 4 </text:span>AND<text:span text:style-name="T9"> </text:span><text:span text:style-name="T8">NOT</text:span><text:span text:style-name="T9"> 0.5 == 1 / 2</text:span></text:p>
          </table:table-cell>
          <table:table-cell table:style-name="expresions.B2" office:value-type="string">
            <text:p text:style-name="P68">False</text:p>
          </table:table-cell>
        </table:table-row>
        <table:table-row table:style-name="expresions.1">
          <table:table-cell table:style-name="expresions.A2" office:value-type="string">
            <text:p text:style-name="P34">x= 1</text:p>
            <text:p text:style-name="P36">y = 4</text:p>
            <text:p text:style-name="P36">z = 10</text:p>
            <text:p text:style-name="P32">2 * x + 0.5 + y – 1 / 5 * z</text:p>
          </table:table-cell>
          <table:table-cell table:style-name="expresions.B2" office:value-type="string">
            <text:p text:style-name="P37">4.5</text:p>
          </table:table-cell>
        </table:table-row>
        <table:table-row table:style-name="expresions.1">
          <table:table-cell table:style-name="expresions.A2" office:value-type="string">
            <text:p text:style-name="P35">pi = 3.14</text:p>
            <text:p text:style-name="P34">x= 1</text:p>
            <text:p text:style-name="P36">y = 4</text:p>
            <text:p text:style-name="P36">z = 10</text:p>
            <text:p text:style-name="P59"><text:span text:style-name="T9">pi * x ^ 2 &gt; y </text:span>OR<text:span text:style-name="T9"> 2 * pi * x &lt;= z</text:span></text:p>
          </table:table-cell>
          <table:table-cell table:style-name="expresions.B2" office:value-type="string">
            <text:p text:style-name="P38">True</text:p>
          </table:table-cell>
        </table:table-row>
        <table:table-row table:style-name="expresions.1">
          <table:table-cell table:style-name="expresions.A2" office:value-type="string">
            <text:p text:style-name="P26"><text:span text:style-name="T14">x</text:span> = 1</text:p>
            <text:p text:style-name="P28">y = 4</text:p>
            <text:p text:style-name="P28">z = 10</text:p>
            <text:p text:style-name="P28">pi = 3.14</text:p>
            <text:p text:style-name="P28">e = 2.71</text:p>
            <text:p text:style-name="P27">e ^ (x – 1) / (x * z) / (x / z)</text:p>
          </table:table-cell>
          <table:table-cell table:style-name="expresions.B2" office:value-type="string">
            <text:p text:style-name="P29">1</text:p>
          </table:table-cell>
        </table:table-row>
        <table:table-row table:style-name="expresions.1">
          <table:table-cell table:style-name="expresions.A2" office:value-type="string">
            <text:p text:style-name="P31">''<text:span text:style-name="T11">Hola</text:span> '' + ''<text:span text:style-name="T11">Mundo</text:span>'' == ''<text:span text:style-name="T11">Hola</text:span> <text:span text:style-name="T11">Mundo</text:span>'' OR ''A'' == ''a''</text:p>
          </table:table-cell>
          <table:table-cell table:style-name="expresions.B2" office:value-type="string">
            <text:p text:style-name="P68">True</text:p>
          </table:table-cell>
        </table:table-row>
      </table:table>
      <text:p text:style-name="P33"><text:soft-page-break/></text:p>
      <text:p text:style-name="P24"/>
      <text:p text:style-name="P66"><text:span text:style-name="T7">3</text:span>. <text:span text:style-name="T11">Avalua les següents expressions</text:span>:</text:p>
      <text:list text:style-name="WWNum1">
        <text:list-item>
          <text:p text:style-name="P71">24 % 5<text:tab/><text:span text:style-name="T15">4</text:span></text:p>
        </text:list-item>
        <text:list-item>
          <text:p text:style-name="P72">7 / 2 + 2.5<text:tab/><text:tab/><text:span text:style-name="T15">6</text:span></text:p>
        </text:list-item>
        <text:list-item>
          <text:p text:style-name="P72">10.8 / 2 + 2<text:tab/><text:tab/><text:span text:style-name="T15">7.4</text:span></text:p>
        </text:list-item>
        <text:list-item>
          <text:p text:style-name="P72">( 4 + 6 ) * 3 + 2 * ( 5 - 1 )<text:tab/><text:tab/><text:span text:style-name="T15">38</text:span></text:p>
        </text:list-item>
        <text:list-item>
          <text:p text:style-name="P72">5 / 2 + 17 % 3<text:tab/><text:span text:style-name="T15">4.5</text:span></text:p>
        </text:list-item>
        <text:list-item>
          <text:p text:style-name="P73">7 &gt;= 5 OR 27 &lt;&gt; 8<text:tab/><text:tab/><text:span text:style-name="T15">True</text:span></text:p>
        </text:list-item>
        <text:list-item>
          <text:p text:style-name="P72">(45 &lt;= 7) OR NOT ( 5 &gt;= 7 )<text:tab/><text:span text:style-name="T15">True</text:span></text:p>
        </text:list-item>
        <text:list-item>
          <text:p text:style-name="P72">27 % 4 + 15 / 4<text:tab/><text:span text:style-name="T15">6.75</text:span></text:p>
        </text:list-item>
        <text:list-item>
          <text:p text:style-name="P72">37 / 4 * 4 – 2<text:tab/><text:span text:style-name="T15">35</text:span></text:p>
        </text:list-item>
        <text:list-item>
          <text:p text:style-name="P72">(25 &gt;= 7) AND NOT (7 &lt;=2)<text:tab/><text:span text:style-name="T15">True</text:span></text:p>
        </text:list-item>
        <text:list-item>
          <text:p text:style-name="P71">('H' &lt; 'J') AND ('9' &lt;&gt; '7')<text:tab/><text:tab/><text:span text:style-name="T15">True</text:span></text:p>
        </text:list-item>
        <text:list-item>
          <text:p text:style-name="P71">25 &gt; 20 AND 13 &gt; 5<text:tab/><text:span text:style-name="T15">True</text:span></text:p>
        </text:list-item>
        <text:list-item>
          <text:p text:style-name="P74">10 + 4 &lt; 15 - 3 OR 2 * 5 + 1 &gt; 14 – 2 * 2<text:tab/><text:tab/><text:span text:style-name="T15">True</text:span></text:p>
        </text:list-item>
        <text:list-item>
          <text:p text:style-name="P74">4 * 2 &lt;= 8 OR 2 * 2 &lt; 5 AND 4 &gt; 3 + 1<text:tab/><text:tab/><text:span text:style-name="T16">True</text:span></text:p>
        </text:list-item>
        <text:list-item>
          <text:p text:style-name="P75">10 &lt;= 2 * 5 AND 3 &lt; 4 OR NOT (8&gt;7) AND 3 * 2 &lt;= 4 * 2 – 1<text:tab/><text:tab/><text:span text:style-name="T16">True</text:span></text:p>
        </text:list-item>
      </text:list>
      <text:p text:style-name="P61"/>
      <text:p text:style-name="P66"><draw:custom-shape text:anchor-type="paragraph" draw:z-index="0" draw:name="Imagen2" draw:style-name="gr1" draw:text-style-name="P81" svg:width="0.0142in" svg:height="0.0142in" svg:x="-0.5417in" svg:y="0in"><text:p/><draw:enhanced-geometry draw:mirror-horizontal="false" draw:mirror-vertical="false" svg:viewBox="0 0 21600 21600" draw:type="mso-spt32" draw:enhanced-path="M 0 0 L 21600 21600 N"/></draw:custom-shape><text:span text:style-name="T11">4</text:span>. <text:span text:style-name="T11">Escriu un algorisme per cuina</text:span><text:span text:style-name="T14">r</text:span><text:span text:style-name="T11"> una truita a la francesa</text:span></text:p>
      <text:p text:style-name="P66"/>
      <text:p text:style-name="P80">Comprovar si tenim els ingredients.</text:p>
      <text:p text:style-name="P80">Si tenim ingredients seguim, sinó els anem a comprar.</text:p>
      <text:p text:style-name="P80">Posem a escalfar una paella amb oli.</text:p>
      <text:p text:style-name="P80">Mentrestant, batem els ous i hi afegim sal.</text:p>
      <text:p text:style-name="P80">Una vegada l’oli està calent, hi aboquem els ous que hem batut.</text:p>
      <text:p text:style-name="P80">Esperem que es comenci a coure.</text:p>
      <text:p text:style-name="P80">La girem i deixem que s’acabi de coure del tot.</text:p>
      <text:p text:style-name="P80">Apaguem el fogó i emplatem la truita.</text:p>
      <text:p text:style-name="P80"/>
      <text:p text:style-name="P66">5. <text:span text:style-name="T12">Defineix els conceptes de variable i constant. Explica els conceptes d’identificador, tipus i àmbit.</text:span></text:p>
      <text:p text:style-name="P66"/>
      <text:p text:style-name="P76">Variable: <text:span text:style-name="T17">Valor que es pot modificar múltiples vegades després de la declaració.</text:span></text:p>
      <text:p text:style-name="P78"><text:span text:style-name="T22">Constant: </text:span><text:span text:style-name="T18">Valor que no es pot modificar una vegada declarat.</text:span></text:p>
      <text:p text:style-name="P78"><text:span text:style-name="T22">Identificador: </text:span><text:span text:style-name="T18">Nom que donem a una variable o constant i ens permet accedir-hi.</text:span></text:p>
      <text:p text:style-name="P79"><text:span text:style-name="T23">Tipus</text:span><text:span text:style-name="T22">: </text:span><text:span text:style-name="T19">Valors que es poden emmagatzemar a una variable (per exemple: enters o reals (dins d’un rang) o cadenes de text, entre altres)</text:span><text:span text:style-name="T18">.</text:span></text:p>
      <text:p text:style-name="P79"><text:span text:style-name="T23">À</text:span><text:span text:style-name="T24">mbit</text:span><text:span text:style-name="T22">:</text:span><text:span text:style-name="T18"> </text:span><text:span text:style-name="T21">Bloc</text:span><text:span text:style-name="T20"> de codi en la que hem declarat la variable o constant en la que hi podem accedi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0.6693in" fo:margin-right="0in" fo:margin-top="0in" fo:margin-bottom="0.0835in" style:contextual-spacing="false" fo:text-align="justify" style:justify-single-word="false" fo:text-indent="0in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in" fo:margin-bottom="0.1665in" style:contextual-spacing="false" fo:break-before="page" fo:padding-left="0.0555in" fo:padding-right="0.0555in" fo:padding-top="0.0138in" fo:padding-bottom="0.0138in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in" fo:margin-bottom="0.0835in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>
          <style:tab-stop style:position="1.1252in"/>
          <style:tab-stop style:position="1.233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248in" fo:margin-right="0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" style:family="paragraph" style:default-outline-level="">
      <style:paragraph-properties fo:margin-top="0.0362in" fo:margin-bottom="0in" style:contextual-spacing="false" fo:line-height="100%" fo:text-align="justify" style:justify-single-word="false" fo:orphans="0" fo:widows="0" style:writing-mode="lr-tb">
        <style:tab-stops>
          <style:tab-stop style:position="0.3264in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2in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756in" fo:margin-left="0.2756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299in" fo:text-indent="-0.3799in" fo:margin-left="0.6299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661in" fo:margin-left="0.8661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4862in" fo:text-indent="-0.2362in" fo:margin-left="0.4862in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28in" fo:margin-left="-0.0486in" table:align="left" style:writing-mode="lr-tb"/>
    </style:style>
    <style:style style:name="Tabla9.A" style:family="table-column">
      <style:table-column-properties style:column-width="4.9236in"/>
    </style:style>
    <style:style style:name="Tabla9.B" style:family="table-column">
      <style:table-column-properties style:column-width="1.0792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189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689in" fo:margin-left="0in" fo:margin-right="0in" fo:margin-top="0.429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2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ció</dc:title>
    <dc:subject/>
    <meta:keyword/>
    <dc:description/>
    <meta:initial-creator>user</meta:initial-creator>
    <meta:creation-date>2007-09-20T23:52:00</meta:creation-date>
    <dc:date>2022-10-03T10:16:28.910582771</dc:date>
    <meta:print-date>2007-03-19T14:04:00</meta:print-date>
    <meta:editing-cycles>53</meta:editing-cycles>
    <meta:editing-duration>PT4H45M52S</meta:editing-duration>
    <meta:generator>LibreOffice/7.4.1.2$Linux_X86_64 LibreOffice_project/40$Build-2</meta:generator>
    <meta:document-statistic meta:table-count="3" meta:image-count="0" meta:object-count="0" meta:page-count="2" meta:paragraph-count="120" meta:word-count="610" meta:character-count="2243" meta:non-whitespace-character-count="1746"/>
  </office:meta>
</office:document-meta>
</file>